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2958b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0448e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fo:language="it" fo:country="I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448e8" officeooo:paragraph-rsid="000448e8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071331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0448e8" style:font-size-asian="15.75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2958b" officeooo:paragraph-rsid="0002958b" style:font-size-asian="11.3500003814697pt" style:font-weight-asian="normal" style:font-size-complex="13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officeooo:rsid="0007a4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cia<text:span text:style-name="T3">to</text:span> record entità: Cliente</text:p>
      <text:p text:style-name="P1"/>
      <text:p text:style-name="P3">Elenco ordinato campi entità:</text:p>
      <text:list xml:id="list778703175" text:style-name="L1">
        <text:list-item>
          <text:p text:style-name="P7">Nome</text:p>
        </text:list-item>
        <text:list-item>
          <text:p text:style-name="P7">Cognome</text:p>
        </text:list-item>
        <text:list-item>
          <text:p text:style-name="P7">Data</text:p>
        </text:list-item>
        <text:list-item>
          <text:p text:style-name="P7">Sesso</text:p>
        </text:list-item>
        <text:list-item>
          <text:p text:style-name="P7">Cod_Fisc</text:p>
        </text:list-item>
        <text:list-item>
          <text:p text:style-name="P7">Stato</text:p>
        </text:list-item>
        <text:list-item>
          <text:p text:style-name="P7">Regione</text:p>
        </text:list-item>
        <text:list-item>
          <text:p text:style-name="P7">Provincia</text:p>
        </text:list-item>
        <text:list-item>
          <text:p text:style-name="P7">Città</text:p>
        </text:list-item>
        <text:list-item>
          <text:p text:style-name="P7">Residenza</text:p>
        </text:list-item>
        <text:list-item>
          <text:p text:style-name="P7">Num_Civ</text:p>
        </text:list-item>
        <text:list-item>
          <text:p text:style-name="P7">CAP</text:p>
        </text:list-item>
        <text:list-item>
          <text:p text:style-name="P7">Num_Tel</text:p>
        </text:list-item>
      </text:list>
      <text:p text:style-name="P2">Separatore di campo: <text:span text:style-name="T1">;</text:span></text:p>
      <text:p text:style-name="P2">Separatore di record: <text:span text:style-name="T2">\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gnazio Leonardo Calogero Sperandeo</text:p>
      <text:p text:style-name="P5">28/09/2024</text:p>
      <text:p text:style-name="P5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24:25.509962262</meta:creation-date>
    <dc:date>2024-11-05T00:15:46.785040392</dc:date>
    <meta:editing-duration>PT9M2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49" meta:character-count="251" meta:non-whitespace-character-count="235"/>
  </office:meta>
</office:document-meta>
</file>